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528in" style:rel-column-width="2392*"/>
    </style:style>
    <style:style style:name="Table1.B" style:family="table-column">
      <style:table-column-properties style:column-width="2.9271in" style:rel-column-width="27700*"/>
    </style:style>
    <style:style style:name="Table1.C" style:family="table-column">
      <style:table-column-properties style:column-width="3.7451in" style:rel-column-width="3544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4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8in" style:rel-column-width="2392*"/>
    </style:style>
    <style:style style:name="Table2.B" style:family="table-column">
      <style:table-column-properties style:column-width="2.9271in" style:rel-column-width="27700*"/>
    </style:style>
    <style:style style:name="Table2.C" style:family="table-column">
      <style:table-column-properties style:column-width="3.7451in" style:rel-column-width="35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style:font-name="Courier 10 Pitch1" fo:font-size="8pt" style:font-size-asian="8pt" style:font-size-complex="8pt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style:font-name="Courier 10 Pitch1" fo:font-size="8pt" style:font-size-asian="8pt" style:font-size-complex="8pt"/>
    </style:style>
    <style:style style:name="P5" style:family="paragraph" style:parent-style-name="Preformatted_20_Text">
      <style:text-properties style:font-name="Courier 10 Pitch1" fo:font-size="8pt" fo:background-color="#ffff00" style:font-size-asian="8pt" style:font-size-complex="8pt"/>
    </style:style>
    <style:style style:name="P6" style:family="paragraph" style:parent-style-name="Preformatted_20_Text">
      <style:text-properties fo:background-color="#ffff00"/>
    </style:style>
    <style:style style:name="P7" style:family="paragraph" style:parent-style-name="Preformatted_20_Text">
      <style:text-properties fo:font-weight="normal" style:font-weight-asian="normal" style:font-weight-complex="normal"/>
    </style:style>
    <style:style style:name="P8" style:family="paragraph" style:parent-style-name="Code">
      <style:text-properties fo:font-weight="normal" style:font-weight-asian="normal" style:font-weight-complex="normal"/>
    </style:style>
    <style:style style:name="P9" style:family="paragraph" style:parent-style-name="Code">
      <style:text-properties fo:font-weight="bold" style:font-weight-asian="bold" style:font-weight-complex="bold"/>
    </style:style>
    <style:style style:name="P10" style:family="paragraph" style:parent-style-name="Preformatted_20_Text" style:list-style-name="L1"/>
    <style:style style:name="P11" style:family="paragraph" style:parent-style-name="Preformatted_20_Text" style:list-style-name="L2"/>
    <style:style style:name="P12" style:family="paragraph" style:parent-style-name="Preformatted_20_Text" style:list-style-name="L2">
      <style:text-properties fo:background-color="#ffff00"/>
    </style:style>
    <style:style style:name="P13" style:family="paragraph" style:parent-style-name="Preformatted_20_Text" style:list-style-name="L3">
      <style:text-properties fo:font-weight="normal" style:font-weight-asian="normal" style:font-weight-complex="normal"/>
    </style:style>
    <style:style style:name="P14" style:family="paragraph" style:parent-style-name="Preformatted_20_Text" style:list-style-name="L4">
      <style:text-properties fo:font-weight="normal" style:font-weight-asian="normal" style:font-weight-complex="normal"/>
    </style:style>
    <style:style style:name="P15" style:family="paragraph" style:parent-style-name="Preformatted_20_Text" style:list-style-name="L5">
      <style:text-properties fo:font-weight="normal" style:font-weight-asian="normal" style:font-weight-complex="normal"/>
    </style:style>
    <style:style style:name="P16" style:family="paragraph" style:parent-style-name="Preformatted_20_Text" style:list-style-name="L6"/>
    <style:style style:name="P17" style:family="paragraph" style:parent-style-name="Preformatted_20_Text" style:list-style-name="L7"/>
    <style:style style:name="P18" style:family="paragraph" style:parent-style-name="Preformatted_20_Text" style:list-style-name="L8"/>
    <style:style style:name="P19" style:family="paragraph" style:parent-style-name="Preformatted_20_Text">
      <style:text-properties style:font-name="Courier 10 Pitch1" fo:font-size="8pt" style:font-size-asian="8pt" style:font-size-complex="8pt"/>
    </style:style>
    <style:style style:name="P20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999999"/>
    </style:style>
    <style:style style:name="T5" style:family="text">
      <style:text-properties fo:color="#999999" fo:font-weight="bold" style:font-weight-asian="bold" style:font-weight-complex="bold"/>
    </style:style>
    <style:style style:name="T6" style:family="text">
      <style:text-properties fo:background-color="#e6e6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42563296" text:id="ct42563296">
          <text:deletion>
            <office:change-info>
              <dc:creator>Alla Bezroutchko</dc:creator>
              <dc:date>2012-05-01T19:27:00</dc:date>
            </office:change-info>
            <text:p text:style-name="Preformatted_20_Text">device</text:p>
          </text:deletion>
        </text:changed-region>
        <text:changed-region xml:id="ct42564256" text:id="ct42564256">
          <text:insertion>
            <office:change-info>
              <dc:creator>Alla Bezroutchko</dc:creator>
              <dc:date>2012-05-01T19:27:00</dc:date>
            </office:change-info>
          </text:insertion>
        </text:changed-region>
        <text:changed-region xml:id="ct42551488" text:id="ct42551488">
          <text:insertion>
            <office:change-info>
              <dc:creator>Alla Bezroutchko</dc:creator>
              <dc:date>2012-05-01T19:27:00</dc:date>
            </office:change-info>
          </text:insertion>
        </text:changed-region>
        <text:changed-region xml:id="ct42563664" text:id="ct42563664">
          <text:insertion>
            <office:change-info>
              <dc:creator>Alla Bezroutchko</dc:creator>
              <dc:date>2012-05-01T19:49:00</dc:date>
            </office:change-info>
          </text:insertion>
        </text:changed-region>
        <text:changed-region xml:id="ct42565584" text:id="ct42565584">
          <text:insertion>
            <office:change-info>
              <dc:creator>Alla Bezroutchko</dc:creator>
              <dc:date>2012-05-01T19:28:00</dc:date>
            </office:change-info>
          </text:insertion>
        </text:changed-region>
        <text:changed-region xml:id="ct42565856" text:id="ct42565856">
          <text:insertion>
            <office:change-info>
              <dc:creator>Alla Bezroutchko</dc:creator>
              <dc:date>2012-05-01T19:28:00</dc:date>
            </office:change-info>
          </text:insertion>
        </text:changed-region>
        <text:changed-region xml:id="ct42566048" text:id="ct42566048">
          <text:deletion>
            <office:change-info>
              <dc:creator>Alla Bezroutchko</dc:creator>
              <dc:date>2012-05-01T19:28:00</dc:date>
            </office:change-info>
            <text:p text:style-name="Preformatted_20_Text">t</text:p>
          </text:deletion>
        </text:changed-region>
        <text:changed-region xml:id="ct42562576" text:id="ct42562576">
          <text:insertion>
            <office:change-info>
              <dc:creator>Alla Bezroutchko</dc:creator>
              <dc:date>2012-05-01T19:28:00</dc:date>
            </office:change-info>
          </text:insertion>
        </text:changed-region>
        <text:changed-region xml:id="ct42566240" text:id="ct42566240">
          <text:deletion>
            <office:change-info>
              <dc:creator>Alla Bezroutchko</dc:creator>
              <dc:date>2012-05-01T19:28:00</dc:date>
            </office:change-info>
            <text:p text:style-name="Preformatted_20_Text">g</text:p>
          </text:deletion>
        </text:changed-region>
        <text:changed-region xml:id="ct42622464" text:id="ct42622464">
          <text:deletion>
            <office:change-info>
              <dc:creator>Alla Bezroutchko</dc:creator>
              <dc:date>2012-05-01T19:28:00</dc:date>
            </office:change-info>
            <text:p text:style-name="Preformatted_20_Text">an</text:p>
          </text:deletion>
        </text:changed-region>
        <text:changed-region xml:id="ct42621536" text:id="ct42621536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3648" text:id="ct42623648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4032" text:id="ct42624032">
          <text:deletion>
            <office:change-info>
              <dc:creator>Alla Bezroutchko</dc:creator>
              <dc:date>2012-05-01T19:29:00</dc:date>
            </office:change-info>
            <text:p text:style-name="Preformatted_20_Text">a</text:p>
          </text:deletion>
        </text:changed-region>
        <text:changed-region xml:id="ct42624224" text:id="ct42624224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4416" text:id="ct42624416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4608" text:id="ct42624608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4800" text:id="ct42624800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5856" text:id="ct42625856">
          <text:insertion>
            <office:change-info>
              <dc:creator>Alla Bezroutchko</dc:creator>
              <dc:date>2012-05-01T19:29:00</dc:date>
            </office:change-info>
          </text:insertion>
        </text:changed-region>
        <text:changed-region xml:id="ct42625264" text:id="ct42625264">
          <text:insertion>
            <office:change-info>
              <dc:creator>Alla Bezroutchko</dc:creator>
              <dc:date>2012-05-01T19:30:00</dc:date>
            </office:change-info>
          </text:insertion>
        </text:changed-region>
        <text:changed-region xml:id="ct42628048" text:id="ct42628048">
          <text:insertion>
            <office:change-info>
              <dc:creator>Alla Bezroutchko</dc:creator>
              <dc:date>2012-05-01T19:30:00</dc:date>
            </office:change-info>
          </text:insertion>
        </text:changed-region>
        <text:changed-region xml:id="ct42628240" text:id="ct42628240">
          <text:deletion>
            <office:change-info>
              <dc:creator>Alla Bezroutchko</dc:creator>
              <dc:date>2012-05-01T19:30:00</dc:date>
            </office:change-info>
            <text:p text:style-name="Preformatted_20_Text">A</text:p>
          </text:deletion>
        </text:changed-region>
        <text:changed-region xml:id="ct42654224" text:id="ct42654224">
          <text:insertion>
            <office:change-info>
              <dc:creator>Alla Bezroutchko</dc:creator>
              <dc:date>2012-05-01T19:32:00</dc:date>
            </office:change-info>
          </text:insertion>
        </text:changed-region>
        <text:changed-region xml:id="ct42651504" text:id="ct42651504">
          <text:insertion>
            <office:change-info>
              <dc:creator>Alla Bezroutchko</dc:creator>
              <dc:date>2012-05-01T19:32:00</dc:date>
            </office:change-info>
          </text:insertion>
        </text:changed-region>
        <text:changed-region xml:id="ct42643856" text:id="ct42643856">
          <text:insertion>
            <office:change-info>
              <dc:creator>Alla Bezroutchko</dc:creator>
              <dc:date>2012-05-01T19:32:00</dc:date>
            </office:change-info>
          </text:insertion>
        </text:changed-region>
        <text:changed-region xml:id="ct42654976" text:id="ct42654976">
          <text:deletion>
            <office:change-info>
              <dc:creator>Alla Bezroutchko</dc:creator>
              <dc:date>2012-05-01T19:32:00</dc:date>
            </office:change-info>
            <text:p text:style-name="Preformatted_20_Text">a</text:p>
          </text:deletion>
        </text:changed-region>
        <text:changed-region xml:id="ct42655168" text:id="ct42655168">
          <text:insertion>
            <office:change-info>
              <dc:creator>Alla Bezroutchko</dc:creator>
              <dc:date>2012-05-01T19:32:00</dc:date>
            </office:change-info>
          </text:insertion>
        </text:changed-region>
        <text:changed-region xml:id="ct42651920" text:id="ct42651920">
          <text:insertion>
            <office:change-info>
              <dc:creator>Alla Bezroutchko</dc:creator>
              <dc:date>2012-05-01T19:33:00</dc:date>
            </office:change-info>
          </text:insertion>
        </text:changed-region>
        <text:changed-region xml:id="ct42653984" text:id="ct42653984">
          <text:insertion>
            <office:change-info>
              <dc:creator>Alla Bezroutchko</dc:creator>
              <dc:date>2012-05-01T19:33:00</dc:date>
            </office:change-info>
          </text:insertion>
        </text:changed-region>
        <text:changed-region xml:id="ct42655920" text:id="ct42655920">
          <text:insertion>
            <office:change-info>
              <dc:creator>Alla Bezroutchko</dc:creator>
              <dc:date>2012-05-01T19:33:00</dc:date>
            </office:change-info>
          </text:insertion>
        </text:changed-region>
        <text:changed-region xml:id="ct42656112" text:id="ct42656112">
          <text:deletion>
            <office:change-info>
              <dc:creator>Alla Bezroutchko</dc:creator>
              <dc:date>2012-05-01T19:33:00</dc:date>
            </office:change-info>
            <text:p text:style-name="Preformatted_20_Text">was</text:p>
          </text:deletion>
        </text:changed-region>
        <text:changed-region xml:id="ct42675648" text:id="ct42675648">
          <text:insertion>
            <office:change-info>
              <dc:creator>Alla Bezroutchko</dc:creator>
              <dc:date>2012-05-01T19:35:00</dc:date>
            </office:change-info>
          </text:insertion>
        </text:changed-region>
        <text:changed-region xml:id="ct42675840" text:id="ct42675840">
          <text:deletion>
            <office:change-info>
              <dc:creator>Alla Bezroutchko</dc:creator>
              <dc:date>2012-05-01T19:36:00</dc:date>
            </office:change-info>
            <text:p text:style-name="P1"><text:s/>of chain</text:p>
          </text:deletion>
        </text:changed-region>
        <text:changed-region xml:id="ct42692304" text:id="ct42692304">
          <text:insertion>
            <office:change-info>
              <dc:creator>Alla Bezroutchko</dc:creator>
              <dc:date>2012-05-01T19:37:00</dc:date>
            </office:change-info>
          </text:insertion>
        </text:changed-region>
        <text:changed-region xml:id="ct42687872" text:id="ct42687872">
          <text:insertion>
            <office:change-info>
              <dc:creator>Alla Bezroutchko</dc:creator>
              <dc:date>2012-05-01T19:37:00</dc:date>
            </office:change-info>
          </text:insertion>
        </text:changed-region>
        <text:changed-region xml:id="ct42671872" text:id="ct42671872">
          <text:insertion>
            <office:change-info>
              <dc:creator>Alla Bezroutchko</dc:creator>
              <dc:date>2012-05-01T19:37:00</dc:date>
            </office:change-info>
          </text:insertion>
        </text:changed-region>
        <text:changed-region xml:id="ct42694352" text:id="ct42694352">
          <text:insertion>
            <office:change-info>
              <dc:creator>Alla Bezroutchko</dc:creator>
              <dc:date>2012-05-01T19:37:00</dc:date>
            </office:change-info>
          </text:insertion>
        </text:changed-region>
        <text:changed-region xml:id="ct42691808" text:id="ct42691808">
          <text:insertion>
            <office:change-info>
              <dc:creator>Alla Bezroutchko</dc:creator>
              <dc:date>2012-05-01T19:38:00</dc:date>
            </office:change-info>
          </text:insertion>
        </text:changed-region>
        <text:changed-region xml:id="ct42694944" text:id="ct42694944">
          <text:insertion>
            <office:change-info>
              <dc:creator>Alla Bezroutchko</dc:creator>
              <dc:date>2012-05-01T19:40:00</dc:date>
            </office:change-info>
          </text:insertion>
        </text:changed-region>
        <text:changed-region xml:id="ct42711584" text:id="ct42711584">
          <text:deletion>
            <office:change-info>
              <dc:creator>Alla Bezroutchko</dc:creator>
              <dc:date>2012-05-01T19:41:00</dc:date>
            </office:change-info>
            <text:p text:style-name="Preformatted_20_Text">=</text:p>
          </text:deletion>
        </text:changed-region>
        <text:changed-region xml:id="ct42720960" text:id="ct42720960">
          <text:deletion>
            <office:change-info>
              <dc:creator>Alla Bezroutchko</dc:creator>
              <dc:date>2012-05-01T19:42:00</dc:date>
            </office:change-info>
            <text:p text:style-name="Preformatted_20_Text">–</text:p>
          </text:deletion>
        </text:changed-region>
        <text:changed-region xml:id="ct42721152" text:id="ct42721152">
          <text:insertion>
            <office:change-info>
              <dc:creator>Alla Bezroutchko</dc:creator>
              <dc:date>2012-05-01T19:42:00</dc:date>
            </office:change-info>
          </text:insertion>
        </text:changed-region>
        <text:changed-region xml:id="ct42723712" text:id="ct42723712">
          <text:deletion>
            <office:change-info>
              <dc:creator>Alla Bezroutchko</dc:creator>
              <dc:date>2012-05-01T19:42:00</dc:date>
            </office:change-info>
            <text:p text:style-name="Preformatted_20_Text">–</text:p>
          </text:deletion>
        </text:changed-region>
        <text:changed-region xml:id="ct42720640" text:id="ct42720640">
          <text:insertion>
            <office:change-info>
              <dc:creator>Alla Bezroutchko</dc:creator>
              <dc:date>2012-05-01T19:42:00</dc:date>
            </office:change-info>
          </text:insertion>
        </text:changed-region>
        <text:changed-region xml:id="ct42725344" text:id="ct42725344">
          <text:format-change>
            <office:change-info>
              <dc:creator>Alla Bezroutchko</dc:creator>
              <dc:date>2012-05-01T19:43:00</dc:date>
            </office:change-info>
          </text:format-change>
        </text:changed-region>
        <text:changed-region xml:id="ct42728000" text:id="ct42728000">
          <text:insertion>
            <office:change-info>
              <dc:creator>Alla Bezroutchko</dc:creator>
              <dc:date>2012-05-01T19:44:00</dc:date>
            </office:change-info>
          </text:insertion>
        </text:changed-region>
        <text:changed-region xml:id="ct42728192" text:id="ct42728192">
          <text:deletion>
            <office:change-info>
              <dc:creator>Alla Bezroutchko</dc:creator>
              <dc:date>2012-05-01T19:43:00</dc:date>
            </office:change-info>
            <text:p text:style-name="P2">, useful for testing </text:p>
            <text:p text:style-name="P2"><text:s text:c="24"/>sslcaudit itself </text:p>
          </text:deletion>
        </text:changed-region>
        <text:changed-region xml:id="ct42729424" text:id="ct42729424">
          <text:insertion>
            <office:change-info>
              <dc:creator>Alla Bezroutchko</dc:creator>
              <dc:date>2012-05-01T19:44:00</dc:date>
            </office:change-info>
          </text:insertion>
        </text:changed-region>
        <text:changed-region xml:id="ct42729712" text:id="ct42729712">
          <text:deletion>
            <office:change-info>
              <dc:creator>Alla Bezroutchko</dc:creator>
              <dc:date>2012-05-01T19:44:00</dc:date>
            </office:change-info>
            <text:p text:style-name="P2">, useful for testing sslcaudit </text:p>
            <text:p text:style-name="P2"><text:s text:c="24"/>itself </text:p>
          </text:deletion>
        </text:changed-region>
        <text:changed-region xml:id="ct42736256" text:id="ct42736256">
          <text:insertion>
            <office:change-info>
              <dc:creator>Alla Bezroutchko</dc:creator>
              <dc:date>2012-05-01T19:45:00</dc:date>
            </office:change-info>
          </text:insertion>
        </text:changed-region>
        <text:changed-region xml:id="ct42736448" text:id="ct42736448">
          <text:deletion>
            <office:change-info>
              <dc:creator>Alla Bezroutchko</dc:creator>
              <dc:date>2012-05-01T19:45:00</dc:date>
            </office:change-info>
            <text:p text:style-name="Preformatted_20_Text">ing</text:p>
          </text:deletion>
        </text:changed-region>
        <text:changed-region xml:id="ct42737008" text:id="ct42737008">
          <text:insertion>
            <office:change-info>
              <dc:creator>Alla Bezroutchko</dc:creator>
              <dc:date>2012-05-01T19:47:00</dc:date>
            </office:change-info>
          </text:insertion>
        </text:changed-region>
        <text:changed-region xml:id="ct42732896" text:id="ct42732896">
          <text:insertion>
            <office:change-info>
              <dc:creator>Alla Bezroutchko</dc:creator>
              <dc:date>2012-05-01T19:47:00</dc:date>
            </office:change-info>
          </text:insertion>
        </text:changed-region>
        <text:changed-region xml:id="ct42737424" text:id="ct42737424">
          <text:deletion>
            <office:change-info>
              <dc:creator>Alla Bezroutchko</dc:creator>
              <dc:date>2012-05-01T19:45:00</dc:date>
            </office:change-info>
            <text:p text:style-name="Preformatted_20_Text">test </text:p>
          </text:deletion>
        </text:changed-region>
        <text:changed-region xml:id="ct42742576" text:id="ct42742576">
          <text:insertion>
            <office:change-info>
              <dc:creator>Alla Bezroutchko</dc:creator>
              <dc:date>2012-05-01T19:48:00</dc:date>
            </office:change-info>
          </text:insertion>
        </text:changed-region>
        <text:changed-region xml:id="ct42778976" text:id="ct42778976">
          <text:insertion>
            <office:change-info>
              <dc:creator>Alla Bezroutchko</dc:creator>
              <dc:date>2012-05-01T19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reformatted_20_Text"/>
      <text:p text:style-name="Preformatted_20_Text">The goal of sslcaudit project is to develop a tool for off-line MITM testing of any SSL/TLS clients (not necessary HTTPS), suitable for professional use. I am tired of messing around with openssl and socat and want a tool which makes a security audit of an SSL client (a thick client, a mobile <text:change text:change-id="ct42563296"/><text:change-start text:change-id="ct42564256"/>application<text:change-end text:change-id="ct42564256"/>, an appliance, etc) less labor-intensive.</text:p>
      <text:p text:style-name="Preformatted_20_Text"/>
      <text:p text:style-name="P7">This document contains <text:change-start text:change-id="ct42551488"/>the <text:change-end text:change-id="ct42551488"/>necessary background information, explanations of how the tool works, and several examples. It is written for sslcaudit version 1.0rc1.</text:p>
      <text:p text:style-name="P1"/>
      <text:p text:style-name="P1">HISTORY</text:p>
      <text:p text:style-name="Preformatted_20_Text"><text:change-start text:change-id="ct42563664"/></text:p>
      <text:p text:style-name="Preformatted_20_Text">SSL/TLS is XXX. Apart from implementation flaws therea MITM attacks, we focus on them.</text:p>
      <text:p text:style-name="Preformatted_20_Text"><text:change-end text:change-id="ct42563664"/></text:p>
      <text:p text:style-name="Preformatted_20_Text">Security properties and common implementation flaws in SSL/TLS servers are well understood and documented [WIKI-TLS, SCANIT-SSL, OWASP-TLS]. There is <text:change-start text:change-id="ct42565584"/>the <text:change-end text:change-id="ct42565584"/>OWASP <text:change-start text:change-id="ct42565856"/>T<text:change-end text:change-id="ct42565856"/><text:change text:change-id="ct42566048"/>esting <text:change-start text:change-id="ct42562576"/>G<text:change-end text:change-id="ct42562576"/><text:change text:change-id="ct42566240"/>uide [OWASP-TLS], a rating guide [SSL-RATING], and tools to automate the tests, such as sslaudit [SSLAUDIT].</text:p>
      <text:p text:style-name="Preformatted_20_Text"/>
      <text:p text:style-name="Preformatted_20_Text">When it comes to client security, things are less advanced. Till recently sslsniff [SSLSNIFF] attacking tool was probably the most interesting effort in this direction. A recent Blackhat presentation [BH-SSL-TTRUST] focuses on security issues introduced by SSL-aware proxies, and contains a good overview of common implementation flaws in SSL clients. The authors of that presentation have published an online testing service [SSLTEST] suitable for testing web browsers.</text:p>
      <text:p text:style-name="Preformatted_20_Text"/>
      <text:p text:style-name="P1">WHAT WE TEST FOR</text:p>
      <text:p text:style-name="Preformatted_20_Text"/>
      <text:p text:style-name="Preformatted_20_Text">To assess security of SSL/TLS clients we have to check:</text:p>
      <text:list xml:id="list899260212" text:style-name="L1">
        <text:list-item>
          <text:p text:style-name="P10">what server certificates it trusts enough to fully establish a connection,</text:p>
        </text:list-item>
        <text:list-item>
          <text:p text:style-name="P10">what flavors of SSL protocol the client supports</text:p>
        </text:list-item>
      </text:list>
      <text:p text:style-name="Preformatted_20_Text"/>
      <text:p text:style-name="Preformatted_20_Text">Behavior related to server certificate valid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reformatted_20_Text">C1</text:p>
          </table:table-cell>
          <table:table-cell table:style-name="Table1.B1" office:value-type="string">
            <text:p text:style-name="Preformatted_20_Text">Reject self-signed certificates or certificates not signed by a trusted CA</text:p>
          </table:table-cell>
          <table:table-cell table:style-name="Table1.C1" table:number-rows-spanned="3" office:value-type="string">
            <text:p text:style-name="Preformatted_20_Text">In practice a failure to implement C1, C2, or C3 is the most dangerous and allows for a straightforward MITM attack.</text:p>
          </table:table-cell>
        </table:table-row>
        <table:table-row>
          <table:table-cell table:style-name="Table1.A2" office:value-type="string">
            <text:p text:style-name="Preformatted_20_Text">C2</text:p>
          </table:table-cell>
          <table:table-cell table:style-name="Table1.B2" office:value-type="string">
            <text:p text:style-name="Preformatted_20_Text">Validate basic constraints of intermediate CAs</text:p>
          </table:table-cell>
          <table:covered-table-cell/>
        </table:table-row>
        <table:table-row>
          <table:table-cell table:style-name="Table1.A2" office:value-type="string">
            <text:p text:style-name="Preformatted_20_Text">C3</text:p>
          </table:table-cell>
          <table:table-cell table:style-name="Table1.B2" office:value-type="string">
            <text:p text:style-name="Preformatted_20_Text">Only accept server certificate with CN matching <text:change text:change-id="ct42622464"/><text:change-start text:change-id="ct42621536"/>the<text:change-end text:change-id="ct42621536"/> intended destination</text:p>
          </table:table-cell>
          <table:covered-table-cell/>
        </table:table-row>
        <table:table-row>
          <table:table-cell table:style-name="Table1.A2" office:value-type="string">
            <text:p text:style-name="Preformatted_20_Text">C4</text:p>
          </table:table-cell>
          <table:table-cell table:style-name="Table1.B2" office:value-type="string">
            <text:p text:style-name="Preformatted_20_Text">Do not accept expired and revoked certificates</text:p>
          </table:table-cell>
          <table:table-cell table:style-name="Table1.C4" office:value-type="string">
            <text:p text:style-name="Preformatted_20_Text">Testing for or exploitation of C4 has <text:change-start text:change-id="ct42623648"/>the<text:change-end text:change-id="ct42623648"/><text:change text:change-id="ct42624032"/> prerequisite of <text:change-start text:change-id="ct42624224"/>an <text:change-end text:change-id="ct42624224"/>attacker being able to obtain a legitimate, but expire<text:change-start text:change-id="ct42624416"/>d<text:change-end text:change-id="ct42624416"/> or revoked certificate for the server or <text:change-start text:change-id="ct42624608"/>an <text:change-end text:change-id="ct42624608"/>intermediate/root CA. Some SSL clients (especially embedded ones) don't have<text:change-start text:change-id="ct42624800"/> a<text:change-end text:change-id="ct42624800"/> reliable clock source nor CRL/OSCP support <text:change-start text:change-id="ct42625856"/>at<text:change-end text:change-id="ct42625856"/><text:change-start text:change-id="ct42625264"/> <text:change-end text:change-id="ct42625264"/>all by design.</text:p>
          </table:table-cell>
        </table:table-row>
        <table:table-row>
          <table:table-cell table:style-name="Table1.A2" office:value-type="string">
            <text:p text:style-name="Preformatted_20_Text">C5</text:p>
          </table:table-cell>
          <table:table-cell table:style-name="Table1.B2" office:value-type="string">
            <text:p text:style-name="Preformatted_20_Text">Do not be fooled by NUL-character in CN.</text:p>
          </table:table-cell>
          <table:table-cell table:style-name="Table1.C4" office:value-type="string">
            <text:p text:style-name="Preformatted_20_Text">To test or exploit C5 a valid certificate with NUL-byte in CN is needed. It is difficult to obtain a such a certificate in practice.</text:p>
          </table:table-cell>
        </table:table-row>
      </table:table>
      <text:p text:style-name="Preformatted_20_Text"/>
      <text:p text:style-name="Preformatted_20_Text">Protocol version and cipher suppor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reformatted_20_Text">P1</text:p>
          </table:table-cell>
          <table:table-cell table:style-name="Table2.B1" office:value-type="string">
            <text:p text:style-name="Preformatted_20_Text">Do not support SSLv2 (version/cipher downgrade)</text:p>
          </table:table-cell>
          <table:table-cell table:style-name="Table2.C1" office:value-type="string">
            <text:p text:style-name="Preformatted_20_Text"><text:change-start text:change-id="ct42628048"/>The<text:change-end text:change-id="ct42628048"/><text:change text:change-id="ct42628240"/> failure to implement P1 leads to theoretical possibility of cipher downgrade attacks. <text:span text:style-name="T1">To our knowledge practical exploitation is very tricky, no free or commercial tool exist (XXX-TBC).</text:span></text:p>
          </table:table-cell>
        </table:table-row>
        <table:table-row>
          <table:table-cell table:style-name="Table2.A2" office:value-type="string">
            <text:p text:style-name="Preformatted_20_Text">P2</text:p>
          </table:table-cell>
          <table:table-cell table:style-name="Table2.B2" office:value-type="string">
            <text:p text:style-name="Preformatted_20_Text">Do not support SSL and TLS 1.0 (CBC attack)</text:p>
          </table:table-cell>
          <table:table-cell table:style-name="Table2.C2" office:value-type="string">
            <text:p text:style-name="Preformatted_20_Text">P2 was demonstrated to allow cookie theft in web browsers, and has a prerequisite of an attacker being able to inject malicious JavaScript code into victim's browser [BS-BEAST]</text:p>
          </table:table-cell>
        </table:table-row>
        <table:table-row>
          <table:table-cell table:style-name="Table2.A2" office:value-type="string">
            <text:p text:style-name="Preformatted_20_Text">P3</text:p>
          </table:table-cell>
          <table:table-cell table:style-name="Table2.B2" office:value-type="string">
            <text:p text:style-name="Preformatted_20_Text">Do not support weak key exchange protocols, low key lengths, low ciphers strengths</text:p>
          </table:table-cell>
          <table:table-cell table:style-name="Table2.C2" office:value-type="string">
            <text:p text:style-name="P6">If strong ciphers are supported by the peers, the presence of weak ones is only exploitable via cipher downgrade attack (XXX-TBC).</text:p>
          </table:table-cell>
        </table:table-row>
      </table:table>
      <text:p text:style-name="Preformatted_20_Text"/>
      <text:p text:style-name="Preformatted_20_Text"><text:soft-page-break/>Testing for C1-C3 is already implemented in v1.0. Checking C4, C5, and protocol-level tests will come in v1.1.</text:p>
      <text:p text:style-name="Preformatted_20_Text"/>
      <text:p text:style-name="Preformatted_20_Text">Just for completeness, there are two other attacks having an impact on SSL/TLS clients:</text:p>
      <text:list xml:id="list958928654" text:style-name="L2">
        <text:list-item>
          <text:p text:style-name="P12">"SSL 3.0/TLS 1.0 renegotiation attack" [TLS-RENEG], but has no client-visible side effects, (XXX-TBC)</text:p>
        </text:list-item>
        <text:list-item>
          <text:p text:style-name="P11">Another related (but not SSL/TLS-specific) attack is [OSCP-ATTACK], not testing for it.</text:p>
        </text:list-item>
      </text:list>
      <text:p text:style-name="Preformatted_20_Text"/>
      <text:p text:style-name="P1">HOW TO USE THE TOOL</text:p>
      <text:p text:style-name="Preformatted_20_Text"/>
      <text:p text:style-name="P1">Installation</text:p>
      <text:p text:style-name="P7"/>
      <text:p text:style-name="P7">There is no procedure for installation yet. Just </text:p>
      <text:list xml:id="list1515894015" text:style-name="L3">
        <text:list-item>
          <text:p text:style-name="P13">grab the tarball from https://github.com/grwl/sslcaudit/downloads and unpack </text:p>
        </text:list-item>
        <text:list-item>
          <text:p text:style-name="P13">cd into the top level directory and run './sslcaudit -h' </text:p>
        </text:list-item>
      </text:list>
      <text:p text:style-name="P7"/>
      <text:p text:style-name="P1">Test setup</text:p>
      <text:p text:style-name="Preformatted_20_Text"/>
      <text:p text:style-name="Preformatted_20_Text">To use sslcaudit, a pen<text:change-start text:change-id="ct42654224"/>etration <text:change-end text:change-id="ct42654224"/>tester has to convince the client under test to establish a series of connection<text:change-start text:change-id="ct42651504"/>s<text:change-end text:change-id="ct42651504"/> to the listener</text:p>
      <text:p text:style-name="Preformatted_20_Text">of sslcaudit. This can be done in number of ways which are outside of the scope of this document. Sslcaudit plays a role</text:p>
      <text:p text:style-name="Preformatted_20_Text">of a rogue SSL/TLS server, presenting <text:change-start text:change-id="ct42643856"/>the<text:change-end text:change-id="ct42643856"/><text:change text:change-id="ct42654976"/> client with various certificates and logging the outcome of the tests.</text:p>
      <text:p text:style-name="Preformatted_20_Text"/>
      <text:p text:style-name="Preformatted_20_Text">Below we will consider four examples showing how sslcaudit helps testing <text:change-start text:change-id="ct42655168"/>the <text:change-end text:change-id="ct42655168"/>behavior of SSL clients. Note that sslcaudit does not (yet) do any risk assessment. Instead it displays <text:change-start text:change-id="ct42651920"/>the <text:change-end text:change-id="ct42651920"/>information about what certificate configuration<text:change-start text:change-id="ct42653984"/>s<text:change-end text:change-id="ct42653984"/> have been tried and what <text:change-start text:change-id="ct42655920"/>has been <text:change-end text:change-id="ct42655920"/><text:change text:change-id="ct42656112"/><text:s/>observed. It is up to the user to make conclusions.</text:p>
      <text:p text:style-name="Preformatted_20_Text"/>
      <text:p text:style-name="P1">Example 1: A client who verifies nothing</text:p>
      <text:p text:style-name="Preformatted_20_Text"/>
      <text:p text:style-name="P7">Open two terminal windows. In one window run 'sslcaudit'.</text:p>
      <text:p text:style-name="Code">$ <text:span text:style-name="T2">./sslcaudit</text:span><text:span text:style-name="T3"> </text:span></text:p>
      <text:p text:style-name="Preformatted_20_Text">By default it listens on all interfaces on port 8443.</text:p>
      <text:p text:style-name="Preformatted_20_Text"/>
      <text:p text:style-name="Preformatted_20_Text">In another terminal run openssl to connect to sslcaudit.</text:p>
      <text:p text:style-name="Code">$ <text:span text:style-name="T2">openssl s_client -connect localhost:8443 </text:span></text:p>
      <text:p text:style-name="Code">CONNECTED(00000003) </text:p>
      <text:p text:style-name="Code">depth=0 /CN=nonexistent.gremwell.com/C=BE/O=Gremwell bvba </text:p>
      <text:p text:style-name="Code">verify error:num=18:self signed certificate </text:p>
      <text:p text:style-name="Code">verify return:1 </text:p>
      <text:p text:style-name="Code">depth=0 /CN=nonexistent.gremwell.com/C=BE/O=Gremwell bvba </text:p>
      <text:p text:style-name="Code">verify return:1 </text:p>
      <text:p text:style-name="P7"/>
      <text:p text:style-name="P7">In the first terminal you will see a the result of the test.</text:p>
      <text:p text:style-name="Code"><text:span text:style-name="T4">$ </text:span><text:span text:style-name="T5">./sslcaudit</text:span><text:span text:style-name="T3"> </text:span></text:p>
      <text:p text:style-name="P8">127.0.0.1:58375 <text:s/>sslcert(('nonexistent.gremwell.com', 'SELF')) <text:s text:c="15"/><text:span text:style-name="T6">connected, got nothing in 2.997s</text:span> </text:p>
      <text:p text:style-name="P7"/>
      <text:p text:style-name="P7">This basically says:</text:p>
      <text:list xml:id="list2180226241" text:style-name="L4">
        <text:list-item>
          <text:p text:style-name="P14">a connection was received from 127.0.0.1:58375</text:p>
        </text:list-item>
        <text:list-item>
          <text:p text:style-name="P14">the connection was handled by sslcert module, using a self-signed certificate with CN=nonexistent.gremwell.com</text:p>
        </text:list-item>
        <text:list-item>
          <text:p text:style-name="P14">SSL connection was established successfully, but the client has sent nothing (because we have feed nothing to s_client)</text:p>
        </text:list-item>
      </text:list>
      <text:p text:style-name="P7"/>
      <text:p text:style-name="P1">Example 2: A client who verifies the chain of trust</text:p>
      <text:p text:style-name="P1"/>
      <text:p text:style-name="P7">Now do the same as above, but use socat instead of openssl. Socat validates server certificates by default and will not connect to an arbitrary peer.</text:p>
      <text:p text:style-name="P9">$ socat - OPENSSL:localhost:8443 </text:p>
      <text:p text:style-name="Code">2012/05/01 10:50:50 socat[18692] E SSL_connect(): error:14090086:SSL routines:SSL3_GET_SERVER_CERTIFICATE:certificate verify failed </text:p>
      <text:p text:style-name="P7"/>
      <text:p text:style-name="P7">On the side of sslcaudit we can see:</text:p>
      <text:p text:style-name="Code">$ <text:span text:style-name="T2">./sslcaudit</text:span></text:p>
      <text:p text:style-name="P8">127.0.0.1:52749 <text:s text:c="7"/>sslcert(('nonexistent.gremwell.com', 'SELF')) <text:s text:c="25"/><text:span text:style-name="T6">tlsv1 alert unknown ca </text:span></text:p>
      <text:p text:style-name="P7"/>
      <text:p text:style-name="P7"><text:soft-page-break/>Again:</text:p>
      <text:list xml:id="list1271857807" text:continue-numbering="true" text:style-name="L4">
        <text:list-item>
          <text:p text:style-name="P14">a connection was received from 127.0.0.1:527</text:p>
        </text:list-item>
        <text:list-item>
          <text:p text:style-name="P14">the connection was handled by sslcert module, using a self-signed certificate with CN=nonexistent.gremwell.com</text:p>
        </text:list-item>
        <text:list-item>
          <text:p text:style-name="P14">SSL connection setup has failed</text:p>
        </text:list-item>
      </text:list>
      <text:p text:style-name="P7"/>
      <text:p text:style-name="P1">Example 3: A client who validates <text:change-start text:change-id="ct42675648"/>the chain of <text:change-end text:change-id="ct42675648"/>trust<text:change text:change-id="ct42675840"/>, but ignores CN mismatch</text:p>
      <text:p text:style-name="P7"/>
      <text:p text:style-name="P7">Let's take <text:s/>a more complicated example of testing a thick client. We will simulate a situation when</text:p>
      <text:list xml:id="list517921462" text:style-name="L5">
        <text:list-item>
          <text:p text:style-name="P15">the client runs on a host under our control,</text:p>
        </text:list-item>
        <text:list-item>
          <text:p text:style-name="P15">we have already created a test CA and imported it into the list of trusted CAs on the client host,</text:p>
        </text:list-item>
        <text:list-item>
          <text:p text:style-name="P15">we know that the client originally communicates with 62.213.200.252:443 server</text:p>
        </text:list-item>
      </text:list>
      <text:p text:style-name="P7"/>
      <text:p text:style-name="P7">To simulate the client side we will use socat in a loop (doc/example3-client-openssl.sh).</text:p>
      <text:p text:style-name="Code"><text:span text:style-name="T3">$ </text:span><text:span text:style-name="T2">for _ in `seq 1 4` ; do socat - OPENSSL:localhost:8443,cafile=/home/abb/certs/sslcaudit-test-cacert.pem ; done </text:span></text:p>
      <text:p text:style-name="P8">2012/05/01 11:24:37 socat[19110] E SSL_connect(): error:14090086:SSL routines:SSL3_GET_SERVER_CERTIFICATE:certificate verify failed </text:p>
      <text:p text:style-name="P8">2012/05/01 11:24:37 socat[19112] E SSL_connect(): error:14090086:SSL routines:SSL3_GET_SERVER_CERTIFICATE:certificate verify failed</text:p>
      <text:p text:style-name="P7"/>
      <text:p text:style-name="P7">We tell sslcaudit to use the test CA and the certificate of the remote server (doc/example3-server.sh):</text:p>
      <text:p text:style-name="Code"><text:span text:style-name="T3">$ </text:span><text:span text:style-name="T2">./sslcaudit --user-ca-cert \</text:span></text:p>
      <text:p text:style-name="P9"><text:tab/>~/certs/sslcaudit-test-cacert.pem \</text:p>
      <text:p text:style-name="P9"><text:tab/>--user-ca-key ~/certs/sslcaudit-test-cakey.pem \</text:p>
      <text:p text:style-name="P9"><text:tab/>--server 62.213.200.252:443 </text:p>
      <text:p text:style-name="Code">127.0.0.1:58352 <text:s/>sslcert(('nonexistent.gremwell.com', 'SELF')) <text:s text:c="15"/>tlsv1 alert unknown ca </text:p>
      <text:p text:style-name="Code">127.0.0.1:58353 <text:s/>sslcert(('brufeprd1.hackingmachines.com', 'SELF')) <text:s text:c="10"/>tlsv1 alert unknown ca </text:p>
      <text:p text:style-name="Code">127.0.0.1:58354 <text:s/>sslcert(('nonexistent.gremwell.com', 'sslcaudit-test')) <text:s text:c="5"/><text:span text:style-name="T6">connected, got nothing in 2.999s</text:span> </text:p>
      <text:p text:style-name="Code">127.0.0.1:58355 <text:s/>sslcert(('brufeprd1.hackingmachines.com', 'sslcaudit-test')) <text:span text:style-name="T6">connected, got nothing in 2.996s </text:span></text:p>
      <text:p text:style-name="Preformatted_20_Text">As expected, socat rejects <text:change-start text:change-id="ct42692304"/>the <text:change-end text:change-id="ct42692304"/>self-signed certificate, but trusts the test CA. We can see that it knows nothing about CN validation, and happily accepts any CN.</text:p>
      <text:p text:style-name="Preformatted_20_Text"/>
      <text:p text:style-name="P1">Example 4: A client who verifies both the chain of trust and <text:change-start text:change-id="ct42687872"/>the <text:change-end text:change-id="ct42687872"/>CN</text:p>
      <text:p text:style-name="Preformatted_20_Text"/>
      <text:p text:style-name="Preformatted_20_Text">We can use curl to simulate the behavior of a proper SSL client, validating both the chain of trust and <text:change-start text:change-id="ct42671872"/>the <text:change-end text:change-id="ct42671872"/>CN. To simplify the simulation we have edited our /etc/hosts to resolve brufeprd1.hackingmachines.com into 127.0.0.1 (not shown here).</text:p>
      <text:p text:style-name="Preformatted_20_Text"/>
      <text:p text:style-name="Preformatted_20_Text">Run curl in a loop (<text:span text:style-name="T3">doc/example4-client-curl.sh</text:span>):</text:p>
      <text:p text:style-name="P8">$ <text:bookmark-start text:name="__DdeLink__523_913399351"/><text:bookmark-start text:name="__DdeLink__520_913399351"/><text:span text:style-name="T2">for _ in `seq 1 4` ; do curl --cacert /home/abb/certs/sslcaudit-test-cacert.pem https://localhost:8443/ ; done </text:span><text:bookmark-end text:name="__DdeLink__523_913399351"/><text:bookmark-end text:name="__DdeLink__520_913399351"/></text:p>
      <text:p text:style-name="P8">curl: (60) SSL certificate problem, verify that the CA cert is OK. Details: </text:p>
      <text:p text:style-name="P8">curl: (60) SSL certificate problem, verify that the CA cert is OK. Details: </text:p>
      <text:p text:style-name="P8">curl: (51) SSL: certificate subject name 'nonexistent.gremwell.com' does not match target host name 'brufeprd1.hackingmachines.com' </text:p>
      <text:p text:style-name="P8">curl: (52) Empty reply from server </text:p>
      <text:p text:style-name="Preformatted_20_Text"/>
      <text:p text:style-name="Preformatted_20_Text">Sslcaudit is invoked exac<text:change-start text:change-id="ct42694352"/>t<text:change-end text:change-id="ct42694352"/>ly like in the previous example (<text:span text:style-name="T3">doc/example3-server.sh</text:span>).</text:p>
      <text:p text:style-name="Code">$ <text:span text:style-name="T2">./sslcaudit --user-ca-cert /home/abb/certs/sslcaudit-test-cacert.pem --user-ca-key /home/abb/certs/sslcaudit-test-cakey.pem --server 62.213.200.252:443 </text:span></text:p>
      <text:p text:style-name="Code">127.0.0.1:58470 <text:s/>sslcert(('nonexistent.gremwell.com', 'SELF')) <text:s text:c="15"/>tlsv1 alert unknown ca </text:p>
      <text:p text:style-name="Code">127.0.0.1:58471 <text:s/>sslcert(('brufeprd1.hackingmachines.com', 'SELF')) <text:s text:c="10"/>tlsv1 alert unknown ca </text:p>
      <text:p text:style-name="Code">127.0.0.1:58472 <text:s/>sslcert(('nonexistent.gremwell.com', 'sslcaudit-test')) <text:s text:c="5"/><text:span text:style-name="T6">connected, got EOF after 0.000686s</text:span> </text:p>
      <text:p text:style-name="Code">127.0.0.1:58473 <text:s/>sslcert(('brufeprd1.hackingmachines.com', 'sslcaudit-test')) <text:span text:style-name="T6">connected, got 175 octets after</text:span> 0.000894s </text:p>
      <text:p text:style-name="Preformatted_20_Text"><text:change-start text:change-id="ct42691808"/></text:p>
      <text:p text:style-name="Preformatted_20_Text">As expected, curl established a connection to <text:change-end text:change-id="ct42691808"/><text:change-start text:change-id="ct42694944"/>sslcaudit only if the server certificate is fully valid.</text:p>
      <text:p text:style-name="Preformatted_20_Text"><text:change-end text:change-id="ct42694944"/></text:p>
      <text:p text:style-name="P1">SERVER CERTIFICATE VALIDATION TESTS</text:p>
      <text:p text:style-name="Preformatted_20_Text"/>
      <text:p text:style-name="Preformatted_20_Text">Sslcaudit starts with a user-supplied certificate, if provided with --user-cert parameter. An unprotected private key must be provided as well with --user-key parameter.</text:p>
      <text:p text:style-name="Preformatted_20_Text"/>
      <text:p text:style-name="Preformatted_20_Text">Next, sslcaudit automatically generates certificates with the following properties:</text:p>
      <text:p text:style-name="Preformatted_20_Text"/>
      <text:list xml:id="list2166430843" text:style-name="L6">
        <text:list-item>
          <text:p text:style-name="P16">With hardcoded CN (nonexistent.gremwell.com). Can be disabled with --no-default-cn</text:p>
        </text:list-item>
        <text:list-item>
          <text:p text:style-name="P16">With user-specified CN, if any. Use --user-cn<text:change text:change-id="ct42711584"/></text:p>
        </text:list-item>
        <text:list-item>
          <text:p text:style-name="P16"><text:soft-page-break/>Matching attributes of a certificate fetched from from user-specified SSL/TLS server. To enable use --server HOST:PORT.</text:p>
        </text:list-item>
      </text:list>
      <text:p text:style-name="Preformatted_20_Text"/>
      <text:p text:style-name="Preformatted_20_Text">Each certificate will be signed in the following ways:</text:p>
      <text:p text:style-name="Preformatted_20_Text"/>
      <text:list xml:id="list1676787606" text:style-name="L7">
        <text:list-item>
          <text:p text:style-name="P17">Self-signed. To disable, specify <text:change text:change-id="ct42720960"/><text:change-start text:change-id="ct42721152"/>--<text:change-end text:change-id="ct42721152"/>no-self-signed.</text:p>
        </text:list-item>
        <text:list-item>
          <text:p text:style-name="P17">Signed by the user-supplied certificate (--user-cert / --user-key). To disable use <text:change text:change-id="ct42723712"/><text:change-start text:change-id="ct42720640"/>--<text:change-end text:change-id="ct42720640"/>no-user-cert-signed.</text:p>
        </text:list-item>
        <text:list-item>
          <text:p text:style-name="P17">Signed by the user-supplied CA (--user-ca-cert / --user-ca-key).</text:p>
        </text:list-item>
      </text:list>
      <text:p text:style-name="Preformatted_20_Text"/>
      <text:p text:style-name="Preformatted_20_Text">This way, sslcaudit will use between 1 and 10 certificates.</text:p>
      <text:p text:style-name="Preformatted_20_Text"/>
      <text:p text:style-name="P1">TESTING FOR PROTOCOL VERSION AND CIPHER SUPPORT</text:p>
      <text:p text:style-name="Preformatted_20_Text"/>
      <text:p text:style-name="Preformatted_20_Text">Will come in v1.1. The functionality will be similar to sslaudit [SSLAUDIT], but backwards.</text:p>
      <text:p text:style-name="Preformatted_20_Text"/>
      <text:p text:style-name="P1">COMMAND LINE PARAMETERS</text:p>
      <text:p text:style-name="Preformatted_20_Text"/>
      <text:p text:style-name="Preformatted_20_Text">Run 'sslcaudit -h' to get this:</text:p>
      <text:p text:style-name="Preformatted_20_Text"/>
      <text:p text:style-name="P2"><text:s text:c="2"/>--version <text:s text:c="12"/>show program's version number and exit </text:p>
      <text:p text:style-name="P2"><text:s text:c="2"/>-h, --help <text:s text:c="11"/>show this help message and exi<text:change-start text:change-id="ct42725344"/><text:span text:style-name="T1">t </text:span></text:p>
      <text:p text:style-name="P5"><text:s text:c="2"/>-l LISTEN_ADDR <text:s text:c="7"/>Listening port </text:p>
      <text:p text:style-name="P5"><text:s text:c="2"/>-p LISTEN_PORT <text:s text:c="7"/>Listening port <text:change-end text:change-id="ct42725344"/></text:p>
      <text:p text:style-name="P2"><text:s text:c="2"/>-m MODULE <text:s text:c="12"/>Audit module (sslcert by default) </text:p>
      <text:p text:style-name="P2"><text:s text:c="2"/>-d DEBUG_LEVEL <text:s text:c="7"/>Debug level </text:p>
      <text:p text:style-name="P2"><text:s text:c="2"/>-c NCLIENTS <text:s text:c="10"/>Number of clients to handle before quitting </text:p>
      <text:p text:style-name="P2"><text:s text:c="2"/>-N TEST_NAME <text:s text:c="9"/>User-specified name of the test </text:p>
      <text:p text:style-name="P2"><text:s text:c="2"/>--user-cn=USER_CN <text:s text:c="4"/>Use specified CN </text:p>
      <text:p text:style-name="P2"><text:s text:c="2"/>--server=SERVER <text:s text:c="6"/>HOST:PORT to fetch the certificate from </text:p>
      <text:p text:style-name="P2"><text:s text:c="2"/>--user-cert=USER_CERT_FILE </text:p>
      <text:p text:style-name="P2"><text:s text:c="24"/>A file with user-supplied certificate </text:p>
      <text:p text:style-name="P2"><text:s text:c="2"/>--user-key=USER_KEY_FILE </text:p>
      <text:p text:style-name="P2"><text:s text:c="24"/>A file with user-supplied key </text:p>
      <text:p text:style-name="P2"><text:s text:c="2"/>--user-ca-cert=USER_CA_CERT_FILE </text:p>
      <text:p text:style-name="P2"><text:s text:c="24"/>A file with a cert for <text:change-start text:change-id="ct42728000"/>user-supplied <text:change-end text:change-id="ct42728000"/>CA<text:change text:change-id="ct42728192"/></text:p>
      <text:p text:style-name="P2"><text:s text:c="2"/>--user-ca-key=USER_CA_KEY_FILE </text:p>
      <text:p text:style-name="P2"><text:s text:c="24"/>A file with a key for <text:change-start text:change-id="ct42729424"/>user-supplied <text:change-end text:change-id="ct42729424"/>CA<text:change text:change-id="ct42729712"/></text:p>
      <text:p text:style-name="P2"><text:s text:c="2"/>--no-default-cn <text:s text:c="6"/>Do not use default CN (nonexistent.gremwell.com) </text:p>
      <text:p text:style-name="P2"><text:s text:c="2"/>--no-self-signed <text:s text:c="5"/>Don't try self-signed certificates </text:p>
      <text:p text:style-name="P2"><text:s text:c="2"/>--no-user-cert-signed </text:p>
      <text:p text:style-name="P2"><text:s text:c="24"/>Do not sign server certificates with user-supplied one </text:p>
      <text:p text:style-name="P1"/>
      <text:p text:style-name="P1">TO BE IMPLEMENTED</text:p>
      <text:p text:style-name="Preformatted_20_Text"/>
      <text:list xml:id="list1864495411" text:style-name="L8">
        <text:list-item>
          <text:p text:style-name="P18">Save a copy of all keys/certificates us<text:change-start text:change-id="ct42736256"/>ed<text:change-end text:change-id="ct42736256"/><text:change text:change-id="ct42736448"/> during the test (right now they remain under /tmp)<text:change-start text:change-id="ct42737008"/> (v1.1)<text:change-end text:change-id="ct42737008"/></text:p>
        </text:list-item>
        <text:list-item>
          <text:p text:style-name="P18">Capture relevant packet trace</text:p>
        </text:list-item>
        <text:list-item>
          <text:p text:style-name="P18">Support protocol-level tests<text:change-start text:change-id="ct42732896"/> (v1.1)<text:change-end text:change-id="ct42732896"/></text:p>
        </text:list-item>
        <text:list-item>
          <text:p text:style-name="P18">Is there a need for “SSL Client Rating” scheme?</text:p>
        </text:list-item>
        <text:list-item>
          <text:p text:style-name="P18">Support SSL server-side tests to allow end-to-end analysis of client-server communication</text:p>
        </text:list-item>
        <text:list-item>
          <text:p text:style-name="P18">Optionally run same test <text:change text:change-id="ct42737424"/>several times, to detect random glitches</text:p>
        </text:list-item>
        <text:list-item>
          <text:p text:style-name="P18">Embedded HTTP server to automate testing of web browsers</text:p>
        </text:list-item>
        <text:list-item>
          <text:p text:style-name="P18">Allow certificate and private key to be specified in a single file</text:p>
        </text:list-item>
        <text:list-item>
          <text:p text:style-name="P18">Support password-protected private keys<text:change-start text:change-id="ct42742576"/></text:p>
        </text:list-item>
        <text:list-item>
          <text:p text:style-name="P18">Synchronize test execution with external world<text:change-end text:change-id="ct42742576"/></text:p>
        </text:list-item>
      </text:list>
      <text:p text:style-name="Preformatted_20_Text"/>
      <text:p text:style-name="P1">REFERENCES</text:p>
      <text:p text:style-name="Preformatted_20_Text"/>
      <text:p text:style-name="Preformatted_20_Text">SSL/TLS security - the server side</text:p>
      <text:p text:style-name="Preformatted_20_Text"><text:s/>[WIKI-TLS] <text:a xlink:type="simple" xlink:href="http://en.wikipedia.org/wiki/Transport_Layer_Security">http://en.wikipedia.org/wiki/Transport_Layer_Security</text:a> </text:p>
      <text:p text:style-name="Preformatted_20_Text"><text:s/>[SCANIT-SSL] <text:a xlink:type="simple" xlink:href="http://www.scanit.be/uploads/ssl%20security%20in%20be%20-%2003-2008.pdf">http://www.scanit.be/uploads/ssl%20security%20in%20be%20-%2003-2008.pdf</text:a> </text:p>
      <text:p text:style-name="Preformatted_20_Text"><text:soft-page-break/><text:s/>[OWASP-TLS] <text:a xlink:type="simple" xlink:href="https://www.owasp.org/index.php/Testing_for_SSL-TLS_%28OWASP-CM-001%29">https://www.owasp.org/index.php/Testing_for_SSL-TLS_%28OWASP-CM-001%29</text:a> </text:p>
      <text:p text:style-name="Preformatted_20_Text"><text:s/>[SSL-RATING] <text:a xlink:type="simple" xlink:href="https://www.ssllabs.com/projects/rating-guide/index.html">https://www.ssllabs.com/projects/rating-guide/index.html</text:a> </text:p>
      <text:p text:style-name="Preformatted_20_Text"><text:s/>[SSLAUDIT] <text:a xlink:type="simple" xlink:href="http://code.google.com/p/sslaudit/">http://code.google.com/p/sslaudit/</text:a> </text:p>
      <text:p text:style-name="Preformatted_20_Text"><text:s/>[TLS-RENEG] <text:a xlink:type="simple" xlink:href="http://www.g-sec.lu/practicaltls.pdf">http://www.g-sec.lu/practicaltls.pdf</text:a> </text:p>
      <text:p text:style-name="Preformatted_20_Text"/>
      <text:p text:style-name="Preformatted_20_Text">SSL/TLS security - the client side</text:p>
      <text:p text:style-name="Preformatted_20_Text"><text:s/>[SSLSNIFF] <text:a xlink:type="simple" xlink:href="http://www.thoughtcrime.org/software/sslsniff/">http://www.thoughtcrime.org/software/sslsniff/</text:a> </text:p>
      <text:p text:style-name="Preformatted_20_Text"><text:s/>[SSLSTRIP] <text:a xlink:type="simple" xlink:href="http://www.thoughtcrime.org/software/sslstrip/">http://www.thoughtcrime.org/software/sslstrip/</text:a> </text:p>
      <text:p text:style-name="Preformatted_20_Text"><text:s/>[BH-SSL-STRIP] <text:a xlink:type="simple" xlink:href="http://www.blackhat.com/presentations/bh-dc-09/Marlinspike/BlackHat-DC-09-Marlinspike-Defeating-SSL.pdf">http://www.blackhat.com/presentations/bh-dc-09/Marlinspike/BlackHat-DC-09-Marlinspike-Defeating-SSL.pdf</text:a> </text:p>
      <text:p text:style-name="Preformatted_20_Text"><text:s/>[BH-SSL-TTRUST] <text:a xlink:type="simple" xlink:href="https://media.blackhat.com/bh-eu-12/Jarmoc/bh-eu-12-Jarmoc-SSL_TLS_Interception-Slides.pdf">https://media.blackhat.com/bh-eu-12/Jarmoc/bh-eu-12-Jarmoc-SSL_TLS_Interception-Slides.pdf</text:a> </text:p>
      <text:p text:style-name="Preformatted_20_Text"><text:s/>[SSL-TTRUST] <text:a xlink:type="simple" xlink:href="http://www.secureworks.com/research/threats/transitive-trust/">http://www.secureworks.com/research/threats/transitive-trust/</text:a> </text:p>
      <text:p text:style-name="Preformatted_20_Text"><text:s/>[SSLTEST] <text:a xlink:type="simple" xlink:href="https://ssltest.offenseindepth.com/">https://ssltest.offenseindepth.com/</text:a> </text:p>
      <text:p text:style-name="Preformatted_20_Text"><text:s/>[BS-BEAST] <text:a xlink:type="simple" xlink:href="http://www.schneier.com/blog/archives/2011/09/man-in-the-midd_4.html">http://www.schneier.com/blog/archives/2011/09/man-in-the-midd_4.html</text:a> </text:p>
      <text:p text:style-name="Preformatted_20_Text"><text:s/>[OPERA-BEAST] <text:a xlink:type="simple" xlink:href="http://my.opera.com/securitygroup/blog/2011/09/28/the-beast-ssl-tls-issue">http://my.opera.com/securitygroup/blog/2011/09/28/the-beast-ssl-tls-issue</text:a> </text:p>
      <text:p text:style-name="Preformatted_20_Text"><text:s/>[OSCP-ATTACK] <text:a xlink:type="simple" xlink:href="http://www.thoughtcrime.org/papers/ocsp-attack.pdf">http://www.thoughtcrime.org/papers/ocsp-attack.pdf</text:a> </text:p>
      <text:p text:style-name="Preformatted_20_Text"/>
      <text:p text:style-name="Preformatted_20_Text">IE5 SSL Spoofing vulnerability</text:p>
      <text:p text:style-name="Preformatted_20_Text"><text:s/>[IE-SSL-CHAIN] <text:a xlink:type="simple" xlink:href="http://www.thoughtcrime.org/ie-ssl-chain.txt">http://www.thoughtcrime.org/ie-ssl-chain.txt</text:a> </text:p>
      <text:p text:style-name="Preformatted_20_Text"><text:s/>[BID-2737] <text:a xlink:type="simple" xlink:href="http://www.securityfocus.com/bid/2737">http://www.securityfocus.com/bid/2737</text:a> </text:p>
      <text:p text:style-name="Preformatted_20_Text"><text:s/>[MS01-027] <text:a xlink:type="simple" xlink:href="http://technet.microsoft.com/en-us/security/bulletin/ms01-027">http://technet.microsoft.com/en-us/security/bulletin/ms01-027</text:a> </text:p>
      <text:p text:style-name="Preformatted_20_Text"/>
      <text:p text:style-name="Preformatted_20_Text">Multiple Vendor Invalid X.509 Certificate Chain Vulnerability</text:p>
      <text:p text:style-name="Preformatted_20_Text"><text:s/>[BID-5410] <text:a xlink:type="simple" xlink:href="http://www.securityfocus.com/bid/5410">http://www.securityfocus.com/bid/5410</text:a> </text:p>
      <text:p text:style-name="Preformatted_20_Text"/>
      <text:p text:style-name="Preformatted_20_Text">Apple iOS Data Security Certificate Chain Validation Security Vulnerability</text:p>
      <text:p text:style-name="Preformatted_20_Text"><text:s/>[TWSL2011-007] <text:a xlink:type="simple" xlink:href="https://www.trustwave.com/spiderlabs/advisories/TWSL2011-007.txt">https://www.trustwave.com/spiderlabs/advisories/TWSL2011-007.txt</text:a> </text:p>
      <text:p text:style-name="Preformatted_20_Text"><text:s/>[CVE-2011-0228] <text:a xlink:type="simple" xlink:href="http://cve.mitre.org/cgi-bin/cvename.cgi?name=CVE-2011-0228">http://cve.mitre.org/cgi-bin/cvename.cgi?name=CVE-2011-0228</text:a> </text:p>
      <text:p text:style-name="Preformatted_20_Text"/>
      <text:p text:style-name="P1">CONTACTS</text:p>
      <text:p text:style-name="Preformatted_20_Text"/>
      <text:p text:style-name="Preformatted_20_Text">The tool is written by Alexandre Bezroutchko, <text:a xlink:type="simple" xlink:href="mailto:abb@gremwell.com">abb@gremwell.com</text:a>, <text:a xlink:type="simple" xlink:href="http://www.gremwell.com/">http://www.gremwell.com/</text:a>. Released under GPLv3 terms.</text:p>
      <text:p text:style-name="Preformatted_20_Text"><text:change-start text:change-id="ct42778976"/></text:p>
      <text:p text:style-name="Preformatted_20_Text">ABOUT GREMWELL XXX<text:change-end text:change-id="ct427789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Preformatted_20_Text">
      <style:paragraph-properties fo:margin-left="0in" fo:margin-right="0in" fo:text-indent="0in" style:auto-text-indent="false" fo:padding="0.0201in" fo:border="0.0008in solid #000000" style:shadow="none"/>
      <style:text-properties style:font-name="Courier 10 Pitch" fo:font-size="7pt" fo:font-weight="normal" style:font-weight-asian="normal" style:font-weight-complex="normal"/>
    </style:style>
    <style:style style:name="Code2" style:family="paragraph" style:parent-style-name="Code">
      <style:paragraph-properties fo:margin-left="0.4925in" fo:margin-right="0in" fo:margin-top="0in" fo:margin-bottom="0in" fo:text-indent="0in" style:auto-text-indent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1T19:49:38</dc:date>
    <dc:creator>Alla Bezroutchko</dc:creator>
    <meta:generator>LibreOffice/3.3$Unix LibreOffice_project/330m19$Build-401</meta:generator>
    <meta:editing-duration>PT09H29M03S</meta:editing-duration>
    <meta:editing-cycles>40</meta:editing-cycles>
    <meta:document-statistic meta:table-count="2" meta:image-count="0" meta:object-count="0" meta:page-count="5" meta:paragraph-count="209" meta:word-count="1819" meta:character-count="14225"/>
  </office:meta>
</office:document-meta>
</file>